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7000000DF2B2F8B04.png"/>
  <manifest:file-entry manifest:media-type="image/png" manifest:full-path="Pictures/10000000000002890000014FD0C02411.png"/>
  <manifest:file-entry manifest:media-type="image/png" manifest:full-path="Pictures/10000000000002410000016143971024.png"/>
  <manifest:file-entry manifest:media-type="image/png" manifest:full-path="Pictures/100000000000024F0000011A214CD6E6.png"/>
  <manifest:file-entry manifest:media-type="image/png" manifest:full-path="Pictures/100000000000022D000000DCCE6F230C.png"/>
  <manifest:file-entry manifest:media-type="image/png" manifest:full-path="Pictures/10000000000002260000015972E564DA.png"/>
  <manifest:file-entry manifest:media-type="image/png" manifest:full-path="Pictures/100000000000020E0000012917B834BB.png"/>
  <manifest:file-entry manifest:media-type="image/png" manifest:full-path="Pictures/100000000000029F0000010594CF0440.png"/>
  <manifest:file-entry manifest:media-type="image/png" manifest:full-path="Pictures/10000000000002310000012CE95156EE.png"/>
  <manifest:file-entry manifest:media-type="image/png" manifest:full-path="Pictures/1000000000000254000000CF1076DA03.png"/>
  <manifest:file-entry manifest:media-type="image/png" manifest:full-path="Pictures/10000000000005430000030DC53402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10" text:anchor-type="paragraph" svg:width="29.45cm" svg:height="17.073cm" draw:z-index="10"><draw:image xlink:href="Pictures/10000000000005430000030DC5340207.png" xlink:type="simple" xlink:show="embed" xlink:actuate="onLoad"/></draw:frame></text:p>
      <text:p text:style-name="P1"><draw:frame draw:style-name="fr1" draw:name="graphics4" text:anchor-type="paragraph" svg:x="13.614cm" svg:y="7.345cm" svg:width="13.698cm" svg:height="5.387cm" draw:z-index="3"><draw:image xlink:href="Pictures/1000000000000237000000DF2B2F8B04.png" xlink:type="simple" xlink:show="embed" xlink:actuate="onLoad"/></draw:frame><draw:frame draw:style-name="fr1" draw:name="graphics3" text:anchor-type="paragraph" svg:x="13.615cm" svg:y="-1.418cm" svg:width="13.721cm" svg:height="8.394cm" draw:z-index="2"><draw:image xlink:href="Pictures/10000000000002410000016143971024.png" xlink:type="simple" xlink:show="embed" xlink:actuate="onLoad"/></draw:frame><draw:frame draw:style-name="fr1" draw:name="graphics1" text:anchor-type="paragraph" svg:x="-1.614cm" svg:y="-0.656cm" svg:width="14.45cm" svg:height="7.459cm" draw:z-index="0"><draw:image xlink:href="Pictures/10000000000002890000014FD0C02411.png" xlink:type="simple" xlink:show="embed" xlink:actuate="onLoad"/></draw:frame></text:p>
      <text:p text:style-name="Standard"/>
      <text:p text:style-name="Standard"><draw:frame draw:style-name="fr1" draw:name="graphics2" text:anchor-type="paragraph" svg:x="-1.379cm" svg:y="1.492cm" svg:width="12.086cm" svg:height="7.581cm" draw:z-index="1"><draw:image xlink:href="Pictures/10000000000002260000015972E564DA.png" xlink:type="simple" xlink:show="embed" xlink:actuate="onLoad"/></draw:frame><draw:frame draw:style-name="fr1" draw:name="graphics5" text:anchor-type="paragraph" svg:x="13.45cm" svg:y="6.299cm" svg:width="13.996cm" svg:height="4.861cm" draw:z-index="4"><draw:image xlink:href="Pictures/1000000000000254000000CF1076DA03.png" xlink:type="simple" xlink:show="embed" xlink:actuate="onLoad"/></draw:frame></text:p>
      <text:p text:style-name="P1"><draw:frame draw:style-name="fr1" draw:name="graphics6" text:anchor-type="paragraph" svg:x="-1.542cm" svg:y="-1.03cm" svg:width="14.072cm" svg:height="6.715cm" draw:z-index="5"><draw:image xlink:href="Pictures/100000000000024F0000011A214CD6E6.png" xlink:type="simple" xlink:show="embed" xlink:actuate="onLoad"/></draw:frame><draw:frame draw:style-name="fr1" draw:name="graphics7" text:anchor-type="paragraph" svg:x="13.885cm" svg:y="-1.217cm" svg:width="12.712cm" svg:height="7.177cm" draw:z-index="6"><draw:image xlink:href="Pictures/100000000000020E0000012917B834BB.png" xlink:type="simple" xlink:show="embed" xlink:actuate="onLoad"/></draw:frame></text:p>
      <text:p text:style-name="Standard"><draw:frame draw:style-name="fr1" draw:name="graphics8" text:anchor-type="paragraph" svg:x="13.531cm" svg:y="0.273cm" svg:width="13.841cm" svg:height="7.401cm" draw:z-index="7"><draw:image xlink:href="Pictures/10000000000002310000012CE95156EE.png" xlink:type="simple" xlink:show="embed" xlink:actuate="onLoad"/></draw:frame></text:p>
      <text:p text:style-name="Standard"><draw:frame draw:style-name="fr2" draw:name="graphics11" text:anchor-type="paragraph" svg:x="-1.736cm" svg:y="1.427cm" svg:width="14.665cm" svg:height="5.704cm" draw:z-index="9"><draw:image xlink:href="Pictures/100000000000029F0000010594CF0440.png" xlink:type="simple" xlink:show="embed" xlink:actuate="onLoad"/></draw:frame></text:p>
      <text:p text:style-name="Standard"><draw:frame draw:style-name="fr1" draw:name="graphics9" text:anchor-type="paragraph" svg:x="13.365cm" svg:y="4.046cm" svg:width="13.873cm" svg:height="5.479cm" draw:z-index="8"><draw:image xlink:href="Pictures/100000000000022D000000DCCE6F23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Willink</meta:initial-creator>
    <meta:creation-date>2016-08-01T16:47:18.62</meta:creation-date>
    <meta:printed-by>Edward Willink</meta:printed-by>
    <meta:print-date>2016-08-01T19:09:20.71</meta:print-date>
    <dc:date>2016-08-25T10:17:52.72</dc:date>
    <dc:creator>Edward Willink</dc:creator>
    <meta:editing-duration>P1DT47M59S</meta:editing-duration>
    <meta:editing-cycles>3</meta:editing-cycles>
    <meta:generator>OpenOffice/4.0.1$Win32 OpenOffice.org_project/401m5$Build-9714</meta:generator>
    <meta:document-statistic meta:table-count="0" meta:image-count="11" meta:object-count="0" meta:page-count="3" meta:paragraph-count="0" meta:word-count="0" meta:character-count="0"/>
  </office:meta>
</office:document-meta>
</file>